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0000000810000007F2DC8575B2A5EDE09.png" manifest:media-type="image/png"/>
  <manifest:file-entry manifest:full-path="Pictures/200000A5000009E3000009C53358C0A2BFCF777E.svm" manifest:media-type="image/x-svm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.53cm" svg:height="2.5cm" svg:x="9.718cm" svg:y="13.887cm">
          <draw:image xlink:href="Pictures/200000A5000009E3000009C53358C0A2BFCF777E.svm" xlink:type="simple" xlink:show="embed" xlink:actuate="onLoad">
            <text:p/>
          </draw:image>
          <draw:image xlink:href="Pictures/10000200000000810000007F2DC8575B2A5EDE09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0T13:55:33.977113860</meta:creation-date>
    <dc:date>2018-04-20T13:55:59.948192956</dc:date>
    <meta:editing-duration>PT26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